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9842562889776530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93664210905584854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27282577169389601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987929656110560159"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75960603604351080"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954033082257452971"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22356622513432704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39570175609529941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1682184" text:continue-list="list622356622513432704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0185694138832735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677260"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683820"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1675149"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1692891"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672149"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23"/>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19.5 and 25. </text:p>
      <text:p text:style-name="P23">Ave HR: 128, Peak HR: 162</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413673718275185474"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30T21:45:28.98</dc:date>
    <dc:creator>James Lombardi</dc:creator>
    <meta:editing-duration>P9DT14H3M26S</meta:editing-duration>
    <meta:editing-cycles>804</meta:editing-cycles>
    <meta:generator>OpenOffice/4.1.2$Win32 OpenOffice.org_project/412m3$Build-9782</meta:generator>
    <meta:document-statistic meta:table-count="0" meta:image-count="7" meta:object-count="0" meta:page-count="91" meta:paragraph-count="2475" meta:word-count="28274" meta:character-count="144298"/>
  </office:meta>
</office:document-meta>
</file>